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2" style:family="table-row">
      <style:table-row-properties style:min-row-height="5.138cm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4818*"/>
    </style:style>
    <style:style style:name="Tabela2.B" style:family="table-column">
      <style:table-column-properties style:column-width="8.5cm" style:rel-column-width="4819*"/>
    </style:style>
    <style:style style:name="Tabela2.1" style:family="table-row">
      <style:table-row-properties style:min-row-height="3.81cm"/>
    </style:style>
    <style:style style:name="Tabela2.A1" style:family="table-cell">
      <style:table-cell-properties fo:padding="0.097cm" fo:border="none"/>
    </style:style>
    <style:style style:name="Tabela2.2" style:family="table-row">
      <style:table-row-properties style:min-row-height="0.132cm"/>
    </style:style>
    <style:style style:name="P1" style:family="paragraph" style:parent-style-name="Standard">
      <style:paragraph-properties fo:line-height="100%"/>
      <style:text-properties style:font-name="Tahoma" fo:font-size="10pt" style:font-size-asian="10pt" style:font-size-complex="10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ahoma" fo:font-size="10pt" style:font-size-asian="10pt" style:font-size-complex="10pt"/>
    </style:style>
    <style:style style:name="P3" style:family="paragraph" style:parent-style-name="Standard" style:list-style-name="L1">
      <style:paragraph-properties fo:line-height="100%" fo:text-align="justify" style:justify-single-word="false"/>
      <style:text-properties style:font-name="Tahoma" fo:font-size="10pt" style:font-size-asian="10pt" style:font-size-complex="10pt"/>
    </style:style>
    <style:style style:name="P4" style:family="paragraph" style:parent-style-name="Standard" style:list-style-name="L2">
      <style:paragraph-properties fo:line-height="100%" fo:text-align="justify" style:justify-single-word="false"/>
      <style:text-properties style:font-name="Tahoma" fo:font-size="10pt" style:font-size-asian="10pt" style:font-size-complex="10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ahom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line-height="100%" fo:text-align="justify" style:justify-single-word="false"/>
      <style:text-properties fo:color="#3deb3d" style:font-name="Tahoma" fo:font-size="10pt" style:font-size-asian="10pt" style:font-size-complex="10pt"/>
    </style:style>
    <style:style style:name="P8" style:family="paragraph" style:parent-style-name="Table_20_Contents">
      <style:paragraph-properties fo:line-height="100%" fo:text-align="justify" style:justify-single-word="false"/>
      <style:text-properties style:font-name="Tahoma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ahoma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VA DE ESCOLA DE LÍDERES – MÓDULO II <text:s text:c="37"/></text:p>
      <text:p text:style-name="P2">PROFESSORA: CAROLINE ALBUQUERQUE <text:s text:c="2"/></text:p>
      <text:p text:style-name="P2">DATA: _____________________</text:p>
      <text:p text:style-name="P2">ALUNO: ____________________________________________________________________</text:p>
      <text:p text:style-name="P2"/>
      <text:p text:style-name="P2"/>
      <text:p text:style-name="P5">LEIA ATENTAMENTE AS INSTRUÇÕES A SEGUIR:</text:p>
      <text:p text:style-name="P7"><text:tab/>Você é um líder de sucesso, eu creio nisso. Em você, Deus vê um potencial muito grande, por isso Ele quer usar sua vida para abençoar outras vidas e tem lhe treinado na Escola de Líderes para ser possível essa boa obra. Eu confio em você. Deus confia em você!</text:p>
      <text:p text:style-name="P7"><text:tab/>Dessa forma, não desista no meio da caminhada. Prossiga firme às aulas até o fim, sem faltar, sempre estudando e participando das aulas. Esse momento é muuuuito importante na sua vida, aproveite-o com todo o gás! Torço por você, desejo que Deus marque sua geração através da sua vida e que a unção e a presença do doce Espírito Santo esteja sempre sobre sua cabeça.</text:p>
      <text:p text:style-name="P7"><text:tab/>Ah! E não esqueça: ore antes de fazer a prova e Ele te abençoará e ajudará em tudo. Aliás, tenha a oração com um hábito!! Ore todos os dias! =)</text:p>
      <text:p text:style-name="P7"><text:tab/><text:tab/><text:tab/><text:tab/><text:tab/><text:tab/><text:tab/>Enfim, </text:p>
      <text:p text:style-name="P7"><text:tab/><text:tab/><text:tab/><text:tab/><text:tab/><text:tab/><text:tab/><text:tab/>Boa prova!</text:p>
      <text:p text:style-name="P7"/>
      <text:p text:style-name="P2"><text:span text:style-name="T5">1ª questão</text:span> (1,0) - <text:s/>Complete (se preferir utilize as letras que estão dentro do quadro para facilitar):</text:p>
      <text:p text:style-name="P2">a) A Bíblia é a própria ________________________________ [PLAARAV ED EUSD] escrita através da revelação do ________________________________ [EISPTIRO ASTNO]. (0,5)</text:p>
      <text:p text:style-name="P2"/>
      <text:p text:style-name="P2">b) A Bíblia tem ao todo ______________________________ [ ** ILORVS] que estão divididos em duas partes: __________________________________ [AINTOG STEMATENOT] e o _____________________________________ [NVOO STEMATENOT]. O Antigo Testamento possui ______ livros e o outro, __________livros.</text:p>
      <text:p text:style-name="P2"/>
      <text:p text:style-name="P2"><text:span text:style-name="T5">2ª questão</text:span><text:span text:style-name="T4"> </text:span>(1,0) – Responda: De acordo com II Tm 3:16 e 17, qual é o propósito da Bíblia??</text:p>
      <text:p text:style-name="P2">R:_______________________________________________________________________________________________________________________________________________________________________________________________________________________________________.</text:p>
      <text:p text:style-name="P2"/>
      <text:p text:style-name="P2"><text:span text:style-name="T5">3ª questão</text:span> (2,0) – Responda:</text:p>
      <text:p text:style-name="P2"/>
      <text:p text:style-name="P2">a) O que é fé? <text:s/>___________________________________________________________________</text:p>
      <text:p text:style-name="P2">_______________________________________________________________________________________________________________________________________________________________.</text:p>
      <text:p text:style-name="P2"/>
      <text:p text:style-name="P2">b) Como adquirimos a fé?? _________________________________________________________<text:line-break/>_______________________________________________________________________________________________________________________________________________________________. </text:p>
      <text:p text:style-name="P2"/>
      <text:p text:style-name="P2"><text:span text:style-name="T5">4ª questão</text:span> (2,0) – Essa questão consiste em duas etapas, preste atenção para não errar:</text:p>
      <text:list text:style-name="L1">
        <text:list-item>
          <text:p text:style-name="P3"><text:span text:style-name="T6">Etapa 1:</text:span> Relacione os livros do Antigo Testamento e o do Novo Testamento, coloque o máximo que você conhece (Não pode usar a Bíblia!!):<text:tab/><text:span text:style-name="T1"> <text:s text:c="23"/></text:span></text:p>
        </text:list-item>
      </text:list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"><text:span text:style-name="T1">Antigo Testamento <text:s text:c="2"/></text:span></text:p>
          </table:table-cell>
          <table:table-cell table:style-name="Tabela1.B1" office:value-type="string">
            <text:p text:style-name="P2"><text:span text:style-name="T1">Novo Testamento</text:span></text:p>
          </table:table-cell>
        </table:table-row>
        <table:table-row table:style-name="Tabela1.2"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</table:table>
      <text:p text:style-name="P2"><text:soft-page-break/><text:span text:style-name="T1"><text:s text:c="19"/></text:span></text:p>
      <text:list text:style-name="L2">
        <text:list-item>
          <text:p text:style-name="P4"><text:span text:style-name="T6">Etapa 2 </text:span>– Ligue corretamente o livro com o seu correspondente tipo de livro: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Êxodo</text:p>
            <text:p text:style-name="P8">Salmos</text:p>
            <text:p text:style-name="P8">I Samuel</text:p>
            <text:p text:style-name="P8">Isaías</text:p>
            <text:p text:style-name="P8">Marcos</text:p>
            <text:p text:style-name="P8">Atos do Apóstolos</text:p>
            <text:p text:style-name="P8">Romanos</text:p>
            <text:p text:style-name="P8">Apocalipse</text:p>
          </table:table-cell>
          <table:table-cell table:style-name="Tabela2.A1" office:value-type="string">
            <text:p text:style-name="P8">Livro Profético</text:p>
            <text:p text:style-name="P8">Livro Histórico</text:p>
            <text:p text:style-name="P8">Livros Poéticos</text:p>
            <text:p text:style-name="P8">Livros Históricos</text:p>
            <text:p text:style-name="P8">Livros da Lei (ou pentateuco)</text:p>
            <text:p text:style-name="P8">Evangelho</text:p>
            <text:p text:style-name="P8">Cartas</text:p>
            <text:p text:style-name="P8">Livros do Profetas</text:p>
          </table:table-cell>
        </table:table-row>
        <table:table-row table:style-name="Tabela2.2"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</table:table-row>
      </table:table>
      <text:p text:style-name="P2"><text:span text:style-name="T5">5ª questão</text:span> (2,0) – Abra em Mateus 6. 9 em diante e responda qual é a parte do Pai nosso que corresponde a estes níveis da oração:</text:p>
      <text:p text:style-name="P2"/>
      <text:p text:style-name="P2">a) Nível de Redenção:</text:p>
      <text:p text:style-name="P2"/>
      <text:p text:style-name="P2">b) Nível de Governo:</text:p>
      <text:p text:style-name="P2"/>
      <text:p text:style-name="P2">c) Nível de Provisão:</text:p>
      <text:p text:style-name="P2"/>
      <text:p text:style-name="P2">d) Nível do Perdão:</text:p>
      <text:p text:style-name="P2"><text:s/></text:p>
      <text:p text:style-name="P6"/>
      <text:p text:style-name="P6"><text:s/>Fique atento!! A oração do Pai nosso não é para simplesmente ser repetida, mas para servir como base para a sua oração com Deus. Você pode orar sim! Ele é seu amigo e a oração é apenas uma conversa com Ele. </text:p>
      <text:p text:style-name="P2"/>
      <text:p text:style-name="P2"><text:span text:style-name="T5">6ª questão</text:span> (2,0) – Existem tipos diferentes de fé, quais são eles??</text:p>
      <text:p text:style-name="P2"/>
      <text:p text:style-name="P2">a) A fé que traz a existência o que ainda não existe: ______________________________________.</text:p>
      <text:p text:style-name="P2"/>
      <text:p text:style-name="P2">b) A fé que crê que o Senhor já levou sobre si todas as nossas dores na cruz, para que tenhamos vida em abundância: _______________________________________________________________</text:p>
      <text:p text:style-name="P2"/>
      <text:p text:style-name="P2">c) É a fé que enriquece, pois nos desafia a dar sempre o que há de melhor para Deus: ____________</text:p>
      <text:p text:style-name="P2">______________________________________.</text:p>
      <text:p text:style-name="P2"/>
      <text:p text:style-name="P2">d) Na Cruz do Calvário recebemos a cura de todas as enfermidades que assolam nosso corpo físico : __________________________________________________________________________. </text:p>
      <text:p text:style-name="P2"/>
      <text:p text:style-name="P2"/>
      <text:p text:style-name="P2"><text:span text:style-name="T5">Desafio – PONTO EXTRA!!</text:span><text:span text:style-name="T4"> </text:span>(1,5):</text:p>
      <text:p text:style-name="P2"><text:s/>Ache na Bíblia um versículo que fale sobre:</text:p>
      <text:p text:style-name="P2"><text:s/>** a Palavra de Deus, como por exemplo: Is 4:8</text:p>
      <text:p text:style-name="P2"><text:s/>R: _______________________________________</text:p>
      <text:p text:style-name="P2"/>
      <text:p text:style-name="P2">** Fé, como em Rm 10:17.</text:p>
      <text:p text:style-name="P2">R: ________________________________________</text:p>
      <text:p text:style-name="P2"/>
      <text:p text:style-name="P2">** Oração , não vou dar exemplo!! </text:p>
      <text:p text:style-name="P2">R: ________________________________________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3$Win32 OpenOffice.org_project/680m9$Build-9238</meta:generator>
    <meta:initial-creator>denisson e carol padilha</meta:initial-creator>
    <meta:creation-date>2008-08-17T02:37:43</meta:creation-date>
    <dc:creator>denisson e carol padilha</dc:creator>
    <dc:date>2008-08-17T03:44:24</dc:date>
    <meta:editing-cycles>3</meta:editing-cycles>
    <meta:editing-duration>PT1H6M4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62" meta:word-count="544" meta:character-count="4392"/>
  </office:meta>
</office:document-meta>
</file>